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in" style:rel-column-width="4106*"/>
    </style:style>
    <style:style style:name="Table1.B" style:family="table-column">
      <style:table-column-properties style:column-width="1.6688in" style:rel-column-width="15794*"/>
    </style:style>
    <style:style style:name="Table1.C" style:family="table-column">
      <style:table-column-properties style:column-width="2.8125in" style:rel-column-width="26614*"/>
    </style:style>
    <style:style style:name="Table1.D" style:family="table-column">
      <style:table-column-properties style:column-width="2.0097in" style:rel-column-width="19021*"/>
    </style:style>
    <style:style style:name="Table1.1" style:family="table-row">
      <style:table-row-properties style:min-row-height="0.5417in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16in" style:rel-column-width="3935*"/>
    </style:style>
    <style:style style:name="Table2.B" style:family="table-column">
      <style:table-column-properties style:column-width="1.6875in" style:rel-column-width="15971*"/>
    </style:style>
    <style:style style:name="Table2.C" style:family="table-column">
      <style:table-column-properties style:column-width="4.8215in" style:rel-column-width="45629*"/>
    </style:style>
    <style:style style:name="Table2.1" style:family="table-row">
      <style:table-row-properties style:min-row-height="0.5417in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28a5" officeooo:paragraph-rsid="001128a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e8ae8" officeooo:paragraph-rsid="000e8ae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fd48c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fd48c" officeooo:paragraph-rsid="000fd48c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496fa" officeooo:paragraph-rsid="001496fa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86e3c" officeooo:paragraph-rsid="00186e3c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d119c" officeooo:paragraph-rsid="001d119c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d119c" officeooo:paragraph-rsid="001d119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e8ae8" officeooo:paragraph-rsid="000e8ae8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9dee4" officeooo:paragraph-rsid="0019dee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T1" style:family="text">
      <style:text-properties officeooo:rsid="000fd48c"/>
    </style:style>
    <style:style style:name="T2" style:family="text">
      <style:text-properties officeooo:rsid="001b2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Welder Project Managem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Feature</text:p>
          </table:table-cell>
          <table:table-cell table:style-name="Table1.A2" office:value-type="string">
            <text:p text:style-name="P2">Data <text:span text:style-name="T1">Request</text:span></text:p>
          </table:table-cell>
          <table:table-cell table:style-name="Table1.D2" office:value-type="string">
            <text:p text:style-name="P2">Endpoin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dd Project</text:p>
          </table:table-cell>
          <table:table-cell table:style-name="Table1.C3" office:value-type="string">
            <text:p text:style-name="P5">Client(name, phone, address).</text:p>
            <text:p text:style-name="P5">Project(title, <text:span text:style-name="T1">description, status</text:span>).</text:p>
            <text:p text:style-name="P6">ProjectItem(name, quantity, price).</text:p>
            <text:p text:style-name="P7">Payment(amount, type)</text:p>
            <text:p text:style-name="P8">Invoice(duedate, <text:span text:style-name="T2">service_fee</text:span>)</text:p>
          </table:table-cell>
          <table:table-cell table:style-name="Table1.D2" office:value-type="string">
            <text:p text:style-name="P6">POST api/projects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Get Projects</text:p>
          </table:table-cell>
          <table:table-cell table:style-name="Table1.C3" office:value-type="string">
            <text:p text:style-name="P5">-</text:p>
          </table:table-cell>
          <table:table-cell table:style-name="Table1.D2" office:value-type="string">
            <text:p text:style-name="P10">GET api/projects</text:p>
          </table:table-cell>
        </table:table-row>
      </table:table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2">Business Flow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No</text:p>
          </table:table-cell>
          <table:table-cell table:style-name="Table2.A2" office:value-type="string">
            <text:p text:style-name="P12">Future</text:p>
          </table:table-cell>
          <table:table-cell table:style-name="Table2.C2" office:value-type="string">
            <text:p text:style-name="P12">Flow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4">Add Project</text:p>
          </table:table-cell>
          <table:table-cell table:style-name="Table2.C3" office:value-type="string">
            <text:p text:style-name="P14">Validation request &gt; cek client by phone &gt; add to db if client not exists &gt; add to db project &gt; add to db project items &gt; add to db payment &gt; add to db invoic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01:26:15.367725652</meta:creation-date>
    <dc:date>2026-03-17T22:04:30.143174541</dc:date>
    <meta:editing-duration>PT2H33M22S</meta:editing-duration>
    <meta:editing-cycles>9</meta:editing-cycles>
    <meta:generator>LibreOffice/25.8.5.2$Linux_X86_64 LibreOffice_project/580$Build-2</meta:generator>
    <meta:document-statistic meta:table-count="2" meta:image-count="0" meta:object-count="0" meta:page-count="1" meta:paragraph-count="24" meta:word-count="76" meta:character-count="460" meta:non-whitespace-character-count="408"/>
  </office:meta>
</office:document-meta>
</file>